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</style:style>
    <style:style style:name="P2" style:family="paragraph" style:parent-style-name="Text_20_body" style:list-style-name="L1">
      <style:paragraph-properties fo:line-height="100%" fo:text-align="justify" style:justify-single-word="false"/>
      <style:text-properties style:font-name="Liberation Serif" fo:font-size="14pt" officeooo:paragraph-rsid="000a3c04" style:font-size-asian="14pt" style:font-size-complex="14pt"/>
    </style:style>
    <style:style style:name="P3" style:family="paragraph" style:parent-style-name="Text_20_body" style:list-style-name="L1">
      <style:paragraph-properties fo:line-height="100%" fo:text-align="justify" style:justify-single-word="false"/>
      <style:text-properties style:font-name="Liberation Serif" officeooo:paragraph-rsid="000a3c04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Liberation Serif" fo:font-size="15pt" style:font-size-asian="15pt" style:font-size-complex="15pt"/>
    </style:style>
    <style:style style:name="P5" style:family="paragraph" style:parent-style-name="Text_20_body" style:list-style-name="L1">
      <style:paragraph-properties fo:line-height="100%" fo:text-align="justify" style:justify-single-word="false"/>
      <style:text-properties style:font-name="Liberation Serif" fo:font-size="15pt" style:font-size-asian="15pt" style:font-size-complex="15pt"/>
    </style:style>
    <style:style style:name="P6" style:family="paragraph" style:parent-style-name="Text_20_body" style:list-style-name="L2">
      <style:paragraph-properties fo:margin-top="0cm" fo:margin-bottom="0.499cm" loext:contextual-spacing="false" fo:line-height="100%" fo:text-align="justify" style:justify-single-word="false"/>
      <style:text-properties fo:font-size="14pt" style:font-size-asian="14pt" style:font-size-complex="14pt"/>
    </style:style>
    <style:style style:name="P7" style:family="paragraph" style:parent-style-name="Text_20_body" style:list-style-name="L3">
      <style:paragraph-properties fo:margin-top="0cm" fo:margin-bottom="0.499cm" loext:contextual-spacing="false" fo:line-height="100%" fo:text-align="justify" style:justify-single-word="false"/>
      <style:text-properties style:font-name="Liberation Serif" officeooo:paragraph-rsid="00144a45"/>
    </style:style>
    <style:style style:name="P8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fo:font-size="15pt" style:font-size-asian="15pt" style:font-size-complex="15pt"/>
    </style:style>
    <style:style style:name="P9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paragraph-rsid="0010d94a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Liberation Serif" fo:font-size="15pt" style:font-size-asian="15pt" style:font-size-complex="15pt"/>
    </style:style>
    <style:style style:name="P11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style:font-name="Liberation Serif" fo:font-size="15pt" officeooo:rsid="0010d94a" officeooo:paragraph-rsid="0010d94a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5pt" officeooo:paragraph-rsid="00099ecc" style:font-size-asian="15pt" style:font-size-complex="15pt"/>
    </style:style>
    <style:style style:name="P13" style:family="paragraph" style:parent-style-name="Preformatted_20_Text">
      <style:paragraph-properties fo:line-height="100%" fo:text-align="justify" style:justify-single-word="false"/>
      <style:text-properties style:font-name="Liberation Serif"/>
    </style:style>
    <style:style style:name="P14" style:family="paragraph" style:parent-style-name="Preformatted_20_Text">
      <style:paragraph-properties fo:line-height="100%" fo:text-align="justify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Preformatted_20_Text" style:list-style-name="L2">
      <style:paragraph-properties fo:margin-top="0cm" fo:margin-bottom="0.499cm" loext:contextual-spacing="false" fo:line-height="100%" fo:text-align="justify" style:justify-single-word="false"/>
      <style:text-properties fo:font-size="14pt" style:font-size-asian="14pt" style:font-size-complex="14pt"/>
    </style:style>
    <style:style style:name="P16" style:family="paragraph" style:parent-style-name="Preformatted_20_Text">
      <style:paragraph-properties fo:margin-top="0cm" fo:margin-bottom="0.499cm" loext:contextual-spacing="false" fo:line-height="100%" fo:text-align="justify" style:justify-single-word="false"/>
      <style:text-properties style:font-name="Liberation Serif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8pt" fo:font-weight="bold" officeooo:paragraph-rsid="001d3487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8pt" fo:font-weight="bold" officeooo:paragraph-rsid="000a27e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8pt" fo:font-weight="bold" officeooo:paragraph-rsid="0024e85a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officeooo:paragraph-rsid="001d3487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5pt" officeooo:paragraph-rsid="001d3487" style:font-size-asian="15pt" style:font-size-complex="15pt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5pt" fo:font-weight="normal" officeooo:paragraph-rsid="001d3487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5pt" fo:font-weight="bold" officeooo:paragraph-rsid="000a27e4" style:font-size-asian="15pt" style:font-weight-asian="bold" style:font-size-complex="15pt" style:font-weight-complex="bold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5pt" fo:font-weight="bold" officeooo:paragraph-rsid="0024e85a" style:font-size-asian="15pt" style:font-weight-asian="bold" style:font-size-complex="15pt" style:font-weight-complex="bold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Liberation Serif"/>
    </style:style>
    <style:style style:name="T1" style:family="text">
      <style:text-properties fo:font-weight="normal" officeooo:rsid="0008b36c" style:font-weight-asian="normal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1d3487"/>
    </style:style>
    <style:style style:name="T4" style:family="text">
      <style:text-properties officeooo:rsid="0024e85a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0d94a" style:font-size-asian="15pt" style:font-size-complex="15pt"/>
    </style:style>
    <style:style style:name="T7" style:family="text">
      <style:text-properties fo:font-size="15pt" officeooo:rsid="000cfa2a" style:font-size-asian="15pt" style:font-size-complex="15pt"/>
    </style:style>
    <style:style style:name="T8" style:family="text">
      <style:text-properties fo:font-size="15pt" officeooo:rsid="00144a45" style:font-size-asian="15pt" style:font-size-complex="15pt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0f6e22" style:font-size-asian="15pt" style:font-weight-asian="normal" style:font-size-complex="15pt" style:font-weight-complex="normal"/>
    </style:style>
    <style:style style:name="T11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12" style:family="text">
      <style:text-properties style:font-name="Abyssinica SIL"/>
    </style:style>
    <style:style style:name="T13" style:family="text">
      <style:text-properties style:font-name="Abyssinica SIL" fo:font-size="15pt" fo:font-weight="normal" style:font-size-asian="15pt" style:font-weight-asian="normal" style:font-size-complex="15pt" style:font-weight-complex="normal"/>
    </style:style>
    <style:style style:name="T14" style:family="text">
      <style:text-properties style:font-name="Abyssinica SIL" fo:font-size="15pt" fo:font-weight="normal" officeooo:rsid="000f6e22" style:font-size-asian="15pt" style:font-weight-asian="normal" style:font-size-complex="15pt" style:font-weight-complex="normal"/>
    </style:style>
    <style:style style:name="T15" style:family="text">
      <style:text-properties style:font-name="Abyssinica SIL" fo:font-size="15pt" style:font-size-asian="15pt" style:font-size-complex="15pt"/>
    </style:style>
    <style:style style:name="T16" style:family="text">
      <style:text-properties style:font-name="Abyssinica SIL" fo:font-size="15pt" officeooo:rsid="0010d94a" style:font-size-asian="15pt" style:font-size-complex="15pt"/>
    </style:style>
    <style:style style:name="T17" style:family="text">
      <style:text-properties style:font-name="Abyssinica SIL" fo:font-size="14pt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officeooo:rsid="000cfa2a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22" style:family="text">
      <style:text-properties style:font-name="Liberation Serif" fo:font-size="15pt" style:font-size-asian="15pt" style:font-size-complex="15pt"/>
    </style:style>
    <style:style style:name="T23" style:family="text">
      <style:text-properties style:font-name="Liberation Serif" fo:font-size="15pt" officeooo:rsid="0010d94a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ssignment No : <text:span text:style-name="T1">2</text:span></text:p>
      <text:p text:style-name="P20"><text:span text:style-name="T5"><text:line-break/></text:span><text:span text:style-name="T2">Problem Statement:</text:span><text:span text:style-name="T5"> Implement a class Complex which represents the Complex Number data type. Implement the following operations: 1. Constructor (including a default constructor which creates the complex number 0+0i). 2. Overloaded operator+ to add two complex numbers. 3. Overloaded operator* to multiply two complex numbers. 4. Overloaded &lt;&lt; and &gt;&gt; to print and read Complex Numbers. </text:span></text:p>
      <text:p text:style-name="P21"/>
      <text:p text:style-name="P21"><text:line-break/><text:span text:style-name="T2">Aim of Assignment :</text:span> <text:span text:style-name="T3">To implement oop concept constructor, operator overloading in complex number operations.</text:span></text:p>
      <text:p text:style-name="P20"><text:span text:style-name="T5"><text:line-break/></text:span><text:span text:style-name="T2">Description : </text:span><text:span text:style-name="T9">A Complex Number is a combination of a <text:line-break/>Real Number and an Imaginary Number</text:span><text:span text:style-name="T11">. Complex numbers are numbers that are expressed as a+bi where i is an imaginary number and a and b are real numbers. Some examples on complex numbers are −</text:span><text:span text:style-name="T9">2+5i, 3-9i, 8+2i</text:span></text:p>
      <text:p text:style-name="P22"/>
      <text:p text:style-name="P18">OOP Concept used : </text:p>
      <text:p text:style-name="P23">Operator Overloading in C++</text:p>
      <text:list xml:id="list2157821828" text:style-name="L1">
        <text:list-item>
          <text:p text:style-name="P2">In C++, we can make operators to work for user defined classes. This means C++ has the ability to provide the operators with a special meaning for a data type, this ability is known as operator overloading.</text:p>
        </text:list-item>
        <text:list-item>
          <text:p text:style-name="P3"><text:span text:style-name="T18">For example, we can overload an operator ‘+’ in a class like String so that we can </text:span><text:span text:style-name="T5">concatenate two strings by just using +.<text:line-break/>Other example classes where arithmetic operators may be overloaded are Complex Number, Fractional Number, Big Integer, etc.</text:span></text:p>
        </text:list-item>
        <text:list-item>
          <text:p text:style-name="P5">Almost all operators can be overloaded except few. Following is the list of operators that cannot be overloaded. </text:p>
        </text:list-item>
      </text:list>
      <text:p text:style-name="P13"><text:s text:c="2"/><text:span text:style-name="T5"><text:s/><text:tab/> </text:span><text:span text:style-name="T18">.(dot) </text:span></text:p>
      <text:p text:style-name="P14"><text:s text:c="3"/><text:tab/> :: </text:p>
      <text:p text:style-name="P14"><text:s text:c="3"/><text:tab/> ?: </text:p>
      <text:p text:style-name="P16"><text:s text:c="2"/><text:tab/> sizeof </text:p>
      <text:list xml:id="list705935141" text:style-name="L2">
        <text:list-item>
          <text:p text:style-name="P6"><text:soft-page-break/><text:span text:style-name="Strong_20_Emphasis"><text:span text:style-name="T21">Important points about operator overloading</text:span></text:span><text:span text:style-name="T21"><text:line-break/></text:span><text:span text:style-name="Strong_20_Emphasis"><text:span text:style-name="T21">1)</text:span></text:span><text:span text:style-name="T21"> For operator overloading to work, at least one of the operands must be a user defined class object.</text:span></text:p>
        </text:list-item>
      </text:list>
      <text:p text:style-name="P1"><text:span text:style-name="Strong_20_Emphasis"><text:span text:style-name="T21"><text:tab/>2)</text:span></text:span><text:span text:style-name="T21"> </text:span><text:span text:style-name="Strong_20_Emphasis"><text:span text:style-name="T21">Assignment Operator:</text:span></text:span><text:span text:style-name="T21"> Compiler automatically creates a default <text:tab/><text:tab/>assignment operator with <text:tab/>every class. The default assignment <text:tab/>operator does assign all members of right side to the left <text:tab/>side <text:tab/>and <text:s text:c="6"/><text:tab/>works fine most of the cases (this behavior is same as copy <text:tab/>constructor). </text:span></text:p>
      <text:p text:style-name="P1"><text:span text:style-name="Strong_20_Emphasis"><text:span text:style-name="T21"><text:tab/>3)</text:span></text:span><text:span text:style-name="T21"> </text:span><text:span text:style-name="Strong_20_Emphasis"><text:span text:style-name="T21">Conversion Operator:</text:span></text:span><text:span text:style-name="T21"> We can </text:span><text:span text:style-name="T22">also write conversion operators <text:tab/>that can <text:tab/>be used to convert <text:tab/>one type <text:tab/>to another type.</text:span></text:p>
      <text:list xml:id="list231759891579681" text:continue-numbering="true" text:style-name="L2">
        <text:list-header>
          <text:p text:style-name="P15"><text:span text:style-name="Strong_20_Emphasis"><text:span text:style-name="T21">4) </text:span></text:span><text:span text:style-name="T21">Any constructor that can be called with a single argument works as a conversion constructor, means it can also be used for implicit conversion to the class being constructed.</text:span></text:p>
        </text:list-header>
      </text:list>
      <text:list xml:id="list3420499928" text:style-name="L3">
        <text:list-item>
          <text:p text:style-name="P7"><text:span text:style-name="T9">Operator Overloading can be done by using </text:span><text:span text:style-name="T10">2 types</text:span><text:span text:style-name="T9"> they are</text:span><text:span text:style-name="T7"> -</text:span><text:span text:style-name="T8">)</text:span><text:span text:style-name="T5">Overloading unary operator. -</text:span><text:span text:style-name="T8">)</text:span><text:span text:style-name="T7"> </text:span><text:span text:style-name="T5">Overloading binary operator. </text:span></text:p>
        </text:list-item>
      </text:list>
      <text:p text:style-name="P10"/>
      <text:list xml:id="list358431886" text:style-name="L4">
        <text:list-item>
          <text:p text:style-name="P8"><text:span text:style-name="Strong_20_Emphasis"><text:span text:style-name="T20">Overloading Unary Operator</text:span></text:span><text:span text:style-name="T20">: Let us consider to overload (-) unary operator. In unary operator function, no arguments should be passed. It works only with one class objects. It is a overloading of an operator operating on a single operand.</text:span></text:p>
          <text:p text:style-name="P9"><text:span text:style-name="T23">Eg: </text:span><text:span text:style-name="Source_20_Text"><text:span text:style-name="T22">Complex operator + (Complex const</text:span></text:span><text:span text:style-name="T22"> </text:span><text:span text:style-name="Source_20_Text"><text:span text:style-name="T22">&amp;obj)</text:span></text:span></text:p>
          <text:p text:style-name="P9"><text:span text:style-name="Source_20_Text"><text:span text:style-name="T22"/></text:span></text:p>
        </text:list-item>
        <text:list-item>
          <text:p text:style-name="P8"><text:span text:style-name="Strong_20_Emphasis"><text:span text:style-name="T20">Overloading Binary Operator</text:span></text:span><text:span text:style-name="T20">: In binary operator overloading function, there should be one argument to be passed. It is overloading of an operator operating on two operands.</text:span></text:p>
          <text:p text:style-name="P9"><text:span text:style-name="T23">Eg: </text:span><text:span text:style-name="Source_20_Text"><text:span text:style-name="T22">Complex operator + (Complex const</text:span></text:span><text:span text:style-name="T22"> </text:span><text:span text:style-name="Source_20_Text"><text:span text:style-name="T22">&amp;c1, Complex const</text:span></text:span><text:span text:style-name="T22"> </text:span><text:span text:style-name="Source_20_Text"><text:span text:style-name="T22">&amp;c2) </text:span></text:span></text:p>
          <text:p text:style-name="P11"/>
        </text:list-item>
      </text:list>
      <text:p text:style-name="P4"/>
      <text:p text:style-name="P24"/>
      <text:p text:style-name="P19"/>
      <text:p text:style-name="P12"><text:s/><text:line-break/><text:span text:style-name="T2">Conclusion: </text:span><text:s/><text:span text:style-name="T4">Thus, we successfully implement a class Complex which represents the Complex Number data type and perform operation on same using oop concepts.</text:span></text:p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0.06pt ridge #000000" fo:padding="0.2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16:45.307558225</meta:creation-date>
    <dc:date>2019-10-24T23:17:51.346687669</dc:date>
    <meta:editing-duration>PT50M12S</meta:editing-duration>
    <meta:editing-cycles>15</meta:editing-cycles>
    <meta:generator>LibreOffice/6.2.2.2$Linux_X86_64 LibreOffice_project/20$Build-2</meta:generator>
    <meta:document-statistic meta:table-count="0" meta:image-count="0" meta:object-count="0" meta:page-count="3" meta:paragraph-count="25" meta:word-count="480" meta:character-count="2957" meta:non-whitespace-character-count="2455"/>
  </office:meta>
</office:document-meta>
</file>